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069cm" style:rel-column-width="11832*"/>
    </style:style>
    <style:style style:name="Tabelle1.B" style:family="table-column">
      <style:table-column-properties style:column-width="13.929cm" style:rel-column-width="5370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3.016cm" style:rel-column-width="11628*"/>
    </style:style>
    <style:style style:name="Tabelle2.B" style:family="table-column">
      <style:table-column-properties style:column-width="13.982cm" style:rel-column-width="5390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3.037cm" style:rel-column-width="11710*"/>
    </style:style>
    <style:style style:name="Tabelle3.B" style:family="table-column">
      <style:table-column-properties style:column-width="13.961cm" style:rel-column-width="5382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language="de" fo:country="DE"/>
    </style:style>
    <style:style style:name="P4" style:family="paragraph" style:parent-style-name="Table_20_Contents">
      <style:text-properties fo:language="tr" fo:country="TR"/>
    </style:style>
    <style:style style:name="T1" style:family="text">
      <style:text-properties fo:language="tr" fo:country="TR"/>
    </style:style>
    <style:style style:name="T2" style:family="text">
      <style:text-properties fo:language="de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nnbare und untrennbare Verben</text:p>
      <text:p text:style-name="P1"/>
      <text:p text:style-name="P1">Trennbar :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durchfallen</text:p>
          </table:table-cell>
          <table:table-cell table:style-name="Tabelle1.B1" office:value-type="string">
            <text:p text:style-name="Table_20_Contents"><text:span text:style-name="T1">aralıktan</text:span> dü<text:span text:style-name="T1">şmek</text:span></text:p>
            <text:p text:style-name="P3">Ich bin durchgefallen → <text:span text:style-name="T1">sınıfta kaldım</text:span></text:p>
            <text:p text:style-name="P4"/>
            <text:p text:style-name="P3">2014 kam die Schule in die Schlagzeilen, weil bei der Abiturprüfung die Hälfte der Schüler durchgefallen war.</text:p>
            <text:p text:style-name="P3"/>
            <text:p text:style-name="P3">2014 yılında, öğrencilerin yarısı lise sınavlarında başarısız olduğu için okul manşetlere çıktı.</text:p>
          </table:table-cell>
        </table:table-row>
        <table:table-row>
          <table:table-cell table:style-name="Tabelle1.A2" office:value-type="string">
            <text:p text:style-name="P3">durchführen</text:p>
          </table:table-cell>
          <table:table-cell table:style-name="Tabelle1.B2" office:value-type="string">
            <text:p text:style-name="P3">yürütmek ; uygulamak</text:p>
            <text:p text:style-name="P3"/>
            <text:p text:style-name="P3">Die Modellrechnungen für die optimale Konversionseffizienz wurden in enger Zusammenarbeit mit den herstellenden Firmen durchgeführt.</text:p>
            <text:p text:style-name="P3"/>
            <text:p text:style-name="P3">Optimal dönüştürme verimliliği için model hesaplamaları, imalatçı firmalarla yakın işbirliği içinde gerçekleştirilmiştir.</text:p>
          </table:table-cell>
        </table:table-row>
        <table:table-row>
          <table:table-cell table:style-name="Tabelle1.A2" office:value-type="string">
            <text:p text:style-name="P3">durchhalt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durchkomm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durchmach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durchseh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überlauf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übersiedel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überkoch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umbau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umdenk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umfall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umkehren</text:p>
            <text:p text:style-name="P3">(döndürmek, <text:span text:style-name="T1">çevirmek</text:span>)</text:p>
          </table:table-cell>
          <table:table-cell table:style-name="Tabelle1.B2" office:value-type="string">
            <text:p text:style-name="P3">Eine Stoppuhr soll den Effekt umkehren, dass wir beim spielen die Zeit vergessen.</text:p>
            <text:p text:style-name="P3"/>
            <text:p text:style-name="P3">Bir kronometrenin, oynarken zamanı unuttuğumuz etkiyi tersine çevirmesi gerekiyor.</text:p>
          </table:table-cell>
        </table:table-row>
        <table:table-row>
          <table:table-cell table:style-name="Tabelle1.A2" office:value-type="string">
            <text:p text:style-name="P3">umlad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umsteig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umstoß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umtausch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umzieh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unterbringen</text:p>
          </table:table-cell>
          <table:table-cell table:style-name="Tabelle1.B2" office:value-type="string">
            <text:p text:style-name="P3"/>
          </table:table-cell>
        </table:table-row>
        <text:soft-page-break/>
        <table:table-row>
          <table:table-cell table:style-name="Tabelle1.A2" office:value-type="string">
            <text:p text:style-name="P3">untergeh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unterordnen</text:p>
            <text:p text:style-name="P3">(ba<text:span text:style-name="T1">ğımlı kılmak</text:span>)</text:p>
          </table:table-cell>
          <table:table-cell table:style-name="Tabelle1.B2" office:value-type="string">
            <text:p text:style-name="P3">Mansche Leute ordnen ihr Verhalten dem Handy regelrecht unter.</text:p>
            <text:p text:style-name="P3"/>
            <text:p text:style-name="P3">Bazı insanlar davranışlarını cep telefonuna tabi kılar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widerhall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Widerspiegeln</text:p>
            <text:p text:style-name="P3">(yans<text:span text:style-name="T1">ıtmak)</text:span></text:p>
          </table:table-cell>
          <table:table-cell table:style-name="Tabelle1.B2" office:value-type="string">
            <text:p text:style-name="P3"><text:span text:style-name="T1">D</text:span>er häufige Blick auf das Handy spiegelt die Hektik unserer Zeit wieder.</text:p>
            <text:p text:style-name="P3"/>
            <text:p text:style-name="P3"><text:span text:style-name="T1">C</text:span>ep telefonuna sık sık bakmak, zamanımızın yoğun temposunu yansıtıyor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wiederfind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Wiederkomme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wiedersehen</text:p>
          </table:table-cell>
          <table:table-cell table:style-name="Tabelle1.B2" office:value-type="string">
            <text:p text:style-name="P3"/>
          </table:table-cell>
        </table:table-row>
      </table:table>
      <text:p text:style-name="Standard"/>
      <text:p text:style-name="Standard"/>
      <text:p text:style-name="P1">Untrennbar</text:p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durchleben</text:p>
          </table:table-cell>
          <table:table-cell table:style-name="Tabelle2.B1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durchqueren 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(sich) überarbeit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überblick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überdenk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überforder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übergeb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überrasch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überred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überrenn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übertreib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umarm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umgeb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umkreis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umzäun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unterbrech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unterdrück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unterschätz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unterscheiden</text:p>
          </table:table-cell>
          <table:table-cell table:style-name="Tabelle2.B2" office:value-type="string">
            <text:p text:style-name="Table_20_Contents"/>
          </table:table-cell>
        </table:table-row>
        <text:soft-page-break/>
        <table:table-row>
          <table:table-cell table:style-name="Tabelle2.A2" office:value-type="string">
            <text:p text:style-name="Table_20_Contents">unterschreib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widerfahr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widerleg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sich widersetz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widersprechen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widerstehen</text:p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P1"/>
      <text:p text:style-name="P1"/>
      <text:p text:style-name="P1">Trennbar und untrennbar</text:p>
      <text:p text:style-name="P1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durcgbrechen</text:p>
          </table:table-cell>
          <table:table-cell table:style-name="Tabelle3.B1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durchdenk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durchdring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durchfahr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durchlauf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durchschau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durchsetz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<text:span text:style-name="T2">Ü</text:span>bergehen</text:p>
            <text:p text:style-name="P3">(ge<text:span text:style-name="T1">çmek)</text:span></text:p>
          </table:table-cell>
          <table:table-cell table:style-name="Tabelle3.B2" office:value-type="string">
            <text:p text:style-name="Table_20_Contents">Wir sollten dazu übergehen, unser Nutzungsverhalten stärker zu kontrollieren.</text:p>
            <text:p text:style-name="Table_20_Contents"/>
            <text:p text:style-name="Table_20_Contents">Kullanım davranışlarımızı daha yakından kontrol etmeye geçmeliyiz.</text:p>
          </table:table-cell>
        </table:table-row>
        <table:table-row>
          <table:table-cell table:style-name="Tabelle3.A2" office:value-type="string">
            <text:p text:style-name="Table_20_Contents">übersteh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übertret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überzieh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übersetz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umfahr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umfliegen</text:p>
          </table:table-cell>
          <table:table-cell table:style-name="Tabelle3.B2" office:value-type="string">
            <text:p text:style-name="Table_20_Contents"><text:span text:style-name="T2">Die Mücken umfliegen das Licht</text:span></text:p>
            <text:p text:style-name="P3"/>
            <text:p text:style-name="P3">Eine Katze fliegt über den Tisch um</text:p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umgeh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umschreib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umstell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unterhalt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unterstell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unterzieh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ext:soft-page-break/>
        <table:table-row>
          <table:table-cell table:style-name="Tabelle3.A2" office:value-type="string">
            <text:p text:style-name="Table_20_Contents">wiederholen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8M58S</meta:editing-duration>
    <meta:editing-cycles>9</meta:editing-cycles>
    <meta:generator>OpenOffice/4.1.11$Win32 OpenOffice.org_project/4111m1$Build-9808</meta:generator>
    <dc:date>2022-01-03T22:30:00.42</dc:date>
    <meta:document-statistic meta:table-count="3" meta:image-count="0" meta:object-count="0" meta:page-count="4" meta:paragraph-count="97" meta:word-count="244" meta:character-count="2051"/>
    <meta:user-defined meta:name="Info 1"/>
    <meta:user-defined meta:name="Info 2"/>
    <meta:user-defined meta:name="Info 3"/>
    <meta:user-defined meta:name="Info 4"/>
  </office:meta>
</office:document-meta>
</file>